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officeooo:rsid="002ba608" officeooo:paragraph-rsid="002ba608"/>
    </style:style>
    <style:style style:name="P4" style:family="paragraph" style:parent-style-name="Text_20_body">
      <style:text-properties officeooo:rsid="002d17b2" officeooo:paragraph-rsid="002d17b2"/>
    </style:style>
    <style:style style:name="P5" style:family="paragraph" style:parent-style-name="Text_20_body">
      <style:text-properties officeooo:rsid="002ec1a4" officeooo:paragraph-rsid="002ec1a4"/>
    </style:style>
    <style:style style:name="P6" style:family="paragraph" style:parent-style-name="Text_20_body">
      <style:text-properties officeooo:rsid="002f2e65" officeooo:paragraph-rsid="002f2e65"/>
    </style:style>
    <style:style style:name="P7" style:family="paragraph" style:parent-style-name="Text_20_body">
      <style:text-properties officeooo:rsid="00307e3a" officeooo:paragraph-rsid="00307e3a"/>
    </style:style>
    <style:style style:name="P8" style:family="paragraph" style:parent-style-name="Text_20_body">
      <style:text-properties officeooo:rsid="00316808" officeooo:paragraph-rsid="00316808"/>
    </style:style>
    <style:style style:name="P9" style:family="paragraph" style:parent-style-name="Heading_20_1">
      <style:text-properties officeooo:rsid="002ba608" officeooo:paragraph-rsid="002ba608"/>
    </style:style>
    <style:style style:name="P10" style:family="paragraph" style:parent-style-name="Heading_20_1">
      <style:text-properties style:text-underline-style="solid" style:text-underline-width="auto" style:text-underline-color="font-color" officeooo:rsid="00307e3a" officeooo:paragraph-rsid="00307e3a"/>
    </style:style>
    <style:style style:name="P11" style:family="paragraph" style:parent-style-name="Terminal">
      <style:text-properties officeooo:rsid="00307e3a" officeooo:paragraph-rsid="00307e3a"/>
    </style:style>
    <style:style style:name="P12" style:family="paragraph" style:parent-style-name="Terminal">
      <style:text-properties officeooo:rsid="00316808" officeooo:paragraph-rsid="00316808"/>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ba608"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d17b2"/>
    </style:style>
    <style:style style:name="T8" style:family="text">
      <style:text-properties officeooo:rsid="002ec1a4"/>
    </style:style>
    <style:style style:name="T9" style:family="text">
      <style:text-properties officeooo:rsid="00307e3a"/>
    </style:style>
    <style:style style:name="T10" style:family="text">
      <style:text-properties officeooo:rsid="0031680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59_2989179567" text:style-name="Index_20_Link" text:visited-style-name="Index_20_Link">1) Routage Linux<text:tab/>1</text:a></text:p>
          <text:p text:style-name="P13"><text:a xlink:type="simple" xlink:href="#__RefHeading___Toc61_2989179567" text:style-name="Index_20_Link" text:visited-style-name="Index_20_Link">2) Routage CISCO<text:tab/>1</text:a></text:p>
        </text:index-body>
      </text:table-of-content>
      <text:h text:style-name="P9" text:outline-level="1"><text:bookmark-start text:name="__RefHeading___Toc59_2989179567"/>1) Routage Linux <text:bookmark-end text:name="__RefHeading___Toc59_2989179567"/></text:h>
      <text:p text:style-name="P7">5) On active le routage entre les deux interfaces du routeur grace à la commande suivante :</text:p>
      <text:p text:style-name="P11">echo 1 &gt; /proc/sys/net/ipv4/ip_forward</text:p>
      <text:p text:style-name="P3">6) <text:span text:style-name="T7">- </text:span>On supprime les adresses <text:span text:style-name="T7">ip qui sont dans le pc avec la commande suivante :</text:span></text:p>
      <text:p text:style-name="Terminal"><text:s/>ip a flush dev eno1</text:p>
      <text:p text:style-name="P4">- On connecte le pc1 sur le pc routeur <text:span text:style-name="T8">(dongle usb)</text:span> et le pc2 et pc routeur sur <text:span text:style-name="T8">le switch</text:span></text:p>
      <text:p text:style-name="P5">- On défini une adresse de réseau pour le pc1 (192.168.XY.Z) avec X = numéro du binôme (ici 3) Y = numéro du réseau (ici 1) et Z = numéro de la machine (ici 13)</text:p>
      <text:p text:style-name="P5">- On défini une adresse de route pour le pc1 (ici on met l’adresse de gateway que le pc routeur a mis) ici 192.168.31.25<text:span text:style-name="T9">4</text:span></text:p>
      <text:p text:style-name="P5">- On défini une adresse de réseau pour le pc2 (ici 192.168.32.15)</text:p>
      <text:p text:style-name="P5">- On défini une adresse de route pour le pc2 (ici 192.168.32.25<text:span text:style-name="T9">4</text:span>)</text:p>
      <text:p text:style-name="P5">- Sur le pc routeur on défini les 2 adresses de route des 2 autres pc <text:span text:style-name="T9">en faisant attention à qui est dans quelle interface</text:span></text:p>
      <text:p text:style-name="P6">On a plus qu’à tester la communication entre les deux pc et hop voila ça marche.</text:p>
      <text:h text:style-name="P10" text:outline-level="1"><text:bookmark-start text:name="__RefHeading___Toc61_2989179567"/>2) Routage CISCO<text:bookmark-end text:name="__RefHeading___Toc61_2989179567"/></text:h>
      <text:p text:style-name="P7">Pour cette partie du tp il nous faut un deuxième binôme afin de se connecter ensemble via un routeur. Les deux groupes devront connecter leurs machines sur un routeur physique. On prend un routeur cisco et on connecte le pc non relié au pc routeur directement <text:span text:style-name="T10">sur le routeur physique. Une fois fait nous devons configurer le routeur. On prend donc un câble cisco pour pouvoir se connecter au routeur. On lance le logiciel Putty dans le terminal et la on accède au routeur. Une fois dedans nous devons passer en mode configuration :</text:span></text:p>
      <text:p text:style-name="P12">en</text:p>
      <text:p text:style-name="P8">Ensuite nous devons configurer le terminal du routeur</text:p>
      <text:p text:style-name="P12">configure terminal</text:p>
      <text:p text:style-name="P8">Maintenant nous devons nous connecter sur l’interface du routeur qui est relié du côté de notre réseau</text:p>
      <text:p text:style-name="P12"><text:soft-page-break/>interface FastEthernet 0/1</text:p>
      <text:p text:style-name="P8">Une fois dans notre interface nous devons définir une route par défaut et le masque de sous-réseau de cette adresse</text:p>
      <text:p text:style-name="P12">ip address 192.168.31.253 255.255.255.0</text:p>
      <text:p text:style-name="P8">Dès que ceci est fait nous allumons l’interface </text:p>
      <text:p text:style-name="P12">no shutdown</text:p>
      <text:p text:style-name="P8">Pour finir on quitte l’interface</text:p>
      <text:p text:style-name="P12">exit</text:p>
      <text:p text:style-name="P8">Cette manipulation est à faire dans les deux groupes (chaque groupe a son interface sur le routeur). Ici le deuxième groupe était sur l’interface FastEthernet 0/0.</text:p>
      <text:p text:style-name="P8">Quand la configuration a était faite dans les deux groupes il faut redéfinir les routes sur les pc pour qu’ils puissent trouver le deuxième routeur et donc passer dans le montage de l’autre groupe. Pour voir que ça fonctionne bien un groupe essaye de ping le pc de l’autre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officeooo:rsid="002d17b2"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ba608"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text:span><text:span text:style-name="MT6"> M</text:span><text:span text:style-name="MT5">2103</text:span></text:p>
      </style:header>
      <style:footer>
        <text:p text:style-name="MP2"><text:date style:data-style-name="N37" text:date-value="2019-03-19T20:58:02.797999796">19/03/19</text:date><text:tab/><text:page-number text:select-page="current">1</text:page-number>/<text:page-count>2</text:page-count><text:tab/><text:date style:data-style-name="N37" text:date-value="2019-03-19T20:58:02.812999840">19/03/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3-19T20:58:02.143000000</dc:date>
    <meta:editing-duration>PT20M8S</meta:editing-duration>
    <meta:editing-cycles>8</meta:editing-cycles>
    <meta:generator>LibreOffice/6.0.6.2$Windows_X86_64 LibreOffice_project/0c292870b25a325b5ed35f6b45599d2ea4458e77</meta:generator>
    <meta:document-statistic meta:table-count="0" meta:image-count="0" meta:object-count="0" meta:page-count="2" meta:paragraph-count="33" meta:word-count="453" meta:character-count="2491" meta:non-whitespace-character-count="2067"/>
  </office:meta>
</office:document-meta>
</file>